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13pt" svg:x="12.73pt" svg:y="2.35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64062" calcext:value-type="float">
            <text:p>164062</text:p>
          </table:table-cell>
          <table:table-cell table:style-name="ce1" table:formula="of:=SUM([.H3:.H70])" office:value-type="float" office:value="9747" calcext:value-type="float">
            <text:p>9747</text:p>
          </table:table-cell>
          <table:table-cell table:style-name="ce6" table:formula="of:=([.H72]/[.G72])" office:value-type="percentage" office:value="0.0594104667747559" calcext:value-type="percentage">
            <text:p>5.94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 style:data-style-name="N2" text:time-value="11:59:10.160353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9-03-17T11:59:23.269998832</dc:date>
    <meta:editing-duration>P2DT16H47M51S</meta:editing-duration>
    <meta:editing-cycles>122</meta:editing-cycles>
    <meta:generator>LibreOffice/6.0.7.3$Linux_X86_64 LibreOffice_project/00m0$Build-3</meta:generator>
    <meta:document-statistic meta:table-count="2" meta:cell-count="141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8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9cm" svg:y="0.296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